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6">
            <text:p>Lu-36</text:p>
          </table:table-cell>
          <table:table-cell office:value-type="float" office:value="56.12">
            <text:p>56.12</text:p>
          </table:table-cell>
          <table:table-cell office:value-type="float" office:value="15.82">
            <text:p>15.82</text:p>
          </table:table-cell>
          <table:table-cell office:value-type="float" office:value="4250.0">
            <text:p>425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3">
            <text:p>4.3</text:p>
          </table:table-cell>
          <table:table-cell office:value-type="float" office:value="1.14564392373896">
            <text:p>1.14564392373896</text:p>
          </table:table-cell>
          <table:table-cell office:value-type="float" office:value="1.14564392373896">
            <text:p>1.14564392373896</text:p>
          </table:table-cell>
          <table:table-cell office:value-type="string" office:value="Berglund1964,Berglund1971,RosentauEtal2021">
            <text:p>Berglund1964,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49">
            <text:p>Lu-349</text:p>
          </table:table-cell>
          <table:table-cell office:value-type="float" office:value="56.17">
            <text:p>56.17</text:p>
          </table:table-cell>
          <table:table-cell office:value-type="float" office:value="15.2">
            <text:p>15.2</text:p>
          </table:table-cell>
          <table:table-cell office:value-type="float" office:value="5260.0">
            <text:p>5260.0</text:p>
          </table:table-cell>
          <table:table-cell office:value-type="float" office:value="65.0">
            <text:p>65.0</text:p>
          </table:table-cell>
          <table:table-cell office:value-type="string" office:value="terrigenous plant macrofossils">
            <text:p>terrigenous plant macrofossi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6.0">
            <text:p>6.0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RosentauEtal2021">
            <text:p>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Blekinge-03">
            <text:p>Blekinge-03</text:p>
          </table:table-cell>
          <table:table-cell office:value-type="float" office:value="56.15">
            <text:p>56.15</text:p>
          </table:table-cell>
          <table:table-cell office:value-type="float" office:value="15.12">
            <text:p>15.12</text:p>
          </table:table-cell>
          <table:table-cell office:value-type="float" office:value="8565.0">
            <text:p>8565.0</text:p>
          </table:table-cell>
          <table:table-cell office:value-type="float" office:value="90.0">
            <text:p>90.0</text:p>
          </table:table-cell>
          <table:table-cell office:value-type="string" office:value="alnus and betula seeds / bulk sediment">
            <text:p>alnus and betula seeds / 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9">
            <text:p>-0.9</text:p>
          </table:table-cell>
          <table:table-cell office:value-type="float" office:value="0.447213595499958">
            <text:p>0.447213595499958</text:p>
          </table:table-cell>
          <table:table-cell office:value-type="float" office:value="0.447213595499958">
            <text:p>0.447213595499958</text:p>
          </table:table-cell>
          <table:table-cell office:value-type="string" office:value="YuEtal2005,RosentauEtal2021">
            <text:p>YuEtal2005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Blekinge-02">
            <text:p>Blekinge-02</text:p>
          </table:table-cell>
          <table:table-cell office:value-type="float" office:value="56.2">
            <text:p>56.2</text:p>
          </table:table-cell>
          <table:table-cell office:value-type="float" office:value="15.92">
            <text:p>15.92</text:p>
          </table:table-cell>
          <table:table-cell office:value-type="float" office:value="6475.0">
            <text:p>6475.0</text:p>
          </table:table-cell>
          <table:table-cell office:value-type="float" office:value="82.5">
            <text:p>82.5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0.0">
            <text:p/>
          </table:table-cell>
          <table:table-cell office:value-type="float" office:value="8.12">
            <text:p>8.12</text:p>
          </table:table-cell>
          <table:table-cell office:value-type="float" office:value="0.5590169943749475">
            <text:p>0.5590169943749475</text:p>
          </table:table-cell>
          <table:table-cell office:value-type="float" office:value="0.5590169943749475">
            <text:p>0.5590169943749475</text:p>
          </table:table-cell>
          <table:table-cell office:value-type="string" office:value="YuEtal2007,RosentauEtal2021">
            <text:p>YuEtal2007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45">
            <text:p>Lu-345</text:p>
          </table:table-cell>
          <table:table-cell office:value-type="float" office:value="56.17">
            <text:p>56.17</text:p>
          </table:table-cell>
          <table:table-cell office:value-type="float" office:value="15.2">
            <text:p>15.2</text:p>
          </table:table-cell>
          <table:table-cell office:value-type="float" office:value="6250.0">
            <text:p>6250.0</text:p>
          </table:table-cell>
          <table:table-cell office:value-type="float" office:value="75.0">
            <text:p>75.0</text:p>
          </table:table-cell>
          <table:table-cell office:value-type="string" office:value="terrigenous plant macrofossils">
            <text:p>terrigenous plant macrofossi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6.0">
            <text:p>6.0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RosentauEtal2021">
            <text:p>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archeological">
            <text:p>archeological</text:p>
          </table:table-cell>
          <table:table-cell office:value-type="string" office:value="Blekinge-01">
            <text:p>Blekinge-01</text:p>
          </table:table-cell>
          <table:table-cell office:value-type="float" office:value="56.08">
            <text:p>56.08</text:p>
          </table:table-cell>
          <table:table-cell office:value-type="float" office:value="15.85">
            <text:p>15.85</text:p>
          </table:table-cell>
          <table:table-cell office:value-type="float" office:value="1250.0">
            <text:p>1250.0</text:p>
          </table:table-cell>
          <table:table-cell office:value-type="float" office:value="125.0">
            <text:p>125.0</text:p>
          </table:table-cell>
          <table:table-cell office:value-type="string" office:value="nd">
            <text:p>nd</text:p>
          </table:table-cell>
          <table:table-cell office:value-type="string" office:value="-">
            <text:p>-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float" office:value="0.5590169943749475">
            <text:p>0.5590169943749475</text:p>
          </table:table-cell>
          <table:table-cell office:value-type="float" office:value="0.5590169943749475">
            <text:p>0.5590169943749475</text:p>
          </table:table-cell>
          <table:table-cell office:value-type="string" office:value="Berglund1964,Berglund1971,RosentauEtal2021">
            <text:p>Berglund1964,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2395">
            <text:p>LuS-12395</text:p>
          </table:table-cell>
          <table:table-cell office:value-type="float" office:value="56.15">
            <text:p>56.15</text:p>
          </table:table-cell>
          <table:table-cell office:value-type="float" office:value="14.89">
            <text:p>14.89</text:p>
          </table:table-cell>
          <table:table-cell office:value-type="float" office:value="9375.0">
            <text:p>9375.0</text:p>
          </table:table-cell>
          <table:table-cell office:value-type="float" office:value="50.0">
            <text:p>50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5">
            <text:p>-6.5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Etal2019,RosentauEtal2021">
            <text:p>HanssonEtal2019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42">
            <text:p>Lu-342</text:p>
          </table:table-cell>
          <table:table-cell office:value-type="float" office:value="56.17">
            <text:p>56.17</text:p>
          </table:table-cell>
          <table:table-cell office:value-type="float" office:value="15.2">
            <text:p>15.2</text:p>
          </table:table-cell>
          <table:table-cell office:value-type="float" office:value="6850.0">
            <text:p>6850.0</text:p>
          </table:table-cell>
          <table:table-cell office:value-type="float" office:value="80.0">
            <text:p>80.0</text:p>
          </table:table-cell>
          <table:table-cell office:value-type="string" office:value="terrigenous plant macrofossils">
            <text:p>terrigenous plant macrofossi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6.0">
            <text:p>6.0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RosentauEtal2021">
            <text:p>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41">
            <text:p>Lu-341</text:p>
          </table:table-cell>
          <table:table-cell office:value-type="float" office:value="56.17">
            <text:p>56.17</text:p>
          </table:table-cell>
          <table:table-cell office:value-type="float" office:value="15.2">
            <text:p>15.2</text:p>
          </table:table-cell>
          <table:table-cell office:value-type="float" office:value="6890.0">
            <text:p>6890.0</text:p>
          </table:table-cell>
          <table:table-cell office:value-type="float" office:value="80.0">
            <text:p>80.0</text:p>
          </table:table-cell>
          <table:table-cell office:value-type="string" office:value="terrigenous plant macrofossils">
            <text:p>terrigenous plant macrofossi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6.0">
            <text:p>6.0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RosentauEtal2021">
            <text:p>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24">
            <text:p>Lu-324</text:p>
          </table:table-cell>
          <table:table-cell office:value-type="float" office:value="56.17">
            <text:p>56.17</text:p>
          </table:table-cell>
          <table:table-cell office:value-type="float" office:value="15.02">
            <text:p>15.02</text:p>
          </table:table-cell>
          <table:table-cell office:value-type="float" office:value="6720.0">
            <text:p>6720.0</text:p>
          </table:table-cell>
          <table:table-cell office:value-type="float" office:value="80.0">
            <text:p>80.0</text:p>
          </table:table-cell>
          <table:table-cell office:value-type="string" office:value="terrigenous plant macrofossils">
            <text:p>terrigenous plant macrofossi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2">
            <text:p>7.2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RosentauEtal2021">
            <text:p>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20">
            <text:p>Lu-320</text:p>
          </table:table-cell>
          <table:table-cell office:value-type="float" office:value="56.17">
            <text:p>56.17</text:p>
          </table:table-cell>
          <table:table-cell office:value-type="float" office:value="15.02">
            <text:p>15.02</text:p>
          </table:table-cell>
          <table:table-cell office:value-type="float" office:value="5420.0">
            <text:p>5420.0</text:p>
          </table:table-cell>
          <table:table-cell office:value-type="float" office:value="75.0">
            <text:p>75.0</text:p>
          </table:table-cell>
          <table:table-cell office:value-type="string" office:value="terrigenous plant macrofossils">
            <text:p>terrigenous plant macrofossi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7.2">
            <text:p>7.2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RosentauEtal2021">
            <text:p>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15">
            <text:p>Lu-315</text:p>
          </table:table-cell>
          <table:table-cell office:value-type="float" office:value="56.17">
            <text:p>56.17</text:p>
          </table:table-cell>
          <table:table-cell office:value-type="float" office:value="15.08">
            <text:p>15.08</text:p>
          </table:table-cell>
          <table:table-cell office:value-type="float" office:value="6910.0">
            <text:p>6910.0</text:p>
          </table:table-cell>
          <table:table-cell office:value-type="float" office:value="90.0">
            <text:p>90.0</text:p>
          </table:table-cell>
          <table:table-cell office:value-type="string" office:value="terrigenous plant macrofossils">
            <text:p>terrigenous plant macrofossi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5">
            <text:p>4.5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Nylander1969,Liljegren1970,RosentauEtal2021">
            <text:p>Berglund1971,Nylander1969,Liljegren1970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14">
            <text:p>Lu-314</text:p>
          </table:table-cell>
          <table:table-cell office:value-type="float" office:value="56.17">
            <text:p>56.17</text:p>
          </table:table-cell>
          <table:table-cell office:value-type="float" office:value="15.08">
            <text:p>15.08</text:p>
          </table:table-cell>
          <table:table-cell office:value-type="float" office:value="6710.0">
            <text:p>6710.0</text:p>
          </table:table-cell>
          <table:table-cell office:value-type="float" office:value="90.0">
            <text:p>90.0</text:p>
          </table:table-cell>
          <table:table-cell office:value-type="string" office:value="terrigenous plant macrofossils">
            <text:p>terrigenous plant macrofossi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5">
            <text:p>4.5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Nylander1969,Liljegren1970,RosentauEtal2021">
            <text:p>Berglund1971,Nylander1969,Liljegren1970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28">
            <text:p>Lu-28</text:p>
          </table:table-cell>
          <table:table-cell office:value-type="float" office:value="56.12">
            <text:p>56.12</text:p>
          </table:table-cell>
          <table:table-cell office:value-type="float" office:value="15.82">
            <text:p>15.82</text:p>
          </table:table-cell>
          <table:table-cell office:value-type="float" office:value="4160.0">
            <text:p>416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3">
            <text:p>4.3</text:p>
          </table:table-cell>
          <table:table-cell office:value-type="float" office:value="1.14564392373896">
            <text:p>1.14564392373896</text:p>
          </table:table-cell>
          <table:table-cell office:value-type="float" office:value="1.14564392373896">
            <text:p>1.14564392373896</text:p>
          </table:table-cell>
          <table:table-cell office:value-type="string" office:value="Berglund1964,Berglund1971,RosentauEtal2021">
            <text:p>Berglund1964,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2383">
            <text:p>LuS-12383</text:p>
          </table:table-cell>
          <table:table-cell office:value-type="float" office:value="56.12">
            <text:p>56.12</text:p>
          </table:table-cell>
          <table:table-cell office:value-type="float" office:value="14.99">
            <text:p>14.99</text:p>
          </table:table-cell>
          <table:table-cell office:value-type="float" office:value="9540.0">
            <text:p>9540.0</text:p>
          </table:table-cell>
          <table:table-cell office:value-type="float" office:value="65.0">
            <text:p>65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2.0">
            <text:p>-12.0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9,RosentauEtal2021">
            <text:p>HanssonEtal2019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44">
            <text:p>Lu-344</text:p>
          </table:table-cell>
          <table:table-cell office:value-type="float" office:value="56.17">
            <text:p>56.17</text:p>
          </table:table-cell>
          <table:table-cell office:value-type="float" office:value="15.2">
            <text:p>15.2</text:p>
          </table:table-cell>
          <table:table-cell office:value-type="float" office:value="6480.0">
            <text:p>6480.0</text:p>
          </table:table-cell>
          <table:table-cell office:value-type="float" office:value="75.0">
            <text:p>75.0</text:p>
          </table:table-cell>
          <table:table-cell office:value-type="string" office:value="terrigenous plant macrofossils">
            <text:p>terrigenous plant macrofossi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6.0">
            <text:p>6.0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RosentauEtal2021">
            <text:p>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8">
            <text:p>Lu-38</text:p>
          </table:table-cell>
          <table:table-cell office:value-type="float" office:value="56.12">
            <text:p>56.12</text:p>
          </table:table-cell>
          <table:table-cell office:value-type="float" office:value="15.82">
            <text:p>15.82</text:p>
          </table:table-cell>
          <table:table-cell office:value-type="float" office:value="4440.0">
            <text:p>4440.0</text:p>
          </table:table-cell>
          <table:table-cell office:value-type="float" office:value="100.0">
            <text:p>100.0</text:p>
          </table:table-cell>
          <table:table-cell office:value-type="string" office:value="nd">
            <text:p>n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3">
            <text:p>4.3</text:p>
          </table:table-cell>
          <table:table-cell office:value-type="float" office:value="1.14564392373896">
            <text:p>1.14564392373896</text:p>
          </table:table-cell>
          <table:table-cell office:value-type="float" office:value="1.14564392373896">
            <text:p>1.14564392373896</text:p>
          </table:table-cell>
          <table:table-cell office:value-type="string" office:value="Berglund1964,Berglund1971,RosentauEtal2021">
            <text:p>Berglund1964,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A-5005">
            <text:p>LuA-5005</text:p>
          </table:table-cell>
          <table:table-cell office:value-type="float" office:value="56.17">
            <text:p>56.17</text:p>
          </table:table-cell>
          <table:table-cell office:value-type="float" office:value="15.08">
            <text:p>15.08</text:p>
          </table:table-cell>
          <table:table-cell office:value-type="float" office:value="3200.0">
            <text:p>3200.0</text:p>
          </table:table-cell>
          <table:table-cell office:value-type="float" office:value="90.0">
            <text:p>90.0</text:p>
          </table:table-cell>
          <table:table-cell office:value-type="string" office:value="Betula leaves and fruits">
            <text:p>Betula leaves and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6">
            <text:p>4.6</text:p>
          </table:table-cell>
          <table:table-cell office:value-type="float" office:value="0.447213595499958">
            <text:p>0.447213595499958</text:p>
          </table:table-cell>
          <table:table-cell office:value-type="float" office:value="0.447213595499958">
            <text:p>0.447213595499958</text:p>
          </table:table-cell>
          <table:table-cell office:value-type="string" office:value="YuEtal2003,RosentauEtal2021">
            <text:p>YuEtal2003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2382">
            <text:p>LuS-12382</text:p>
          </table:table-cell>
          <table:table-cell office:value-type="float" office:value="56.12">
            <text:p>56.12</text:p>
          </table:table-cell>
          <table:table-cell office:value-type="float" office:value="14.99">
            <text:p>14.99</text:p>
          </table:table-cell>
          <table:table-cell office:value-type="float" office:value="9440.0">
            <text:p>9440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2.0">
            <text:p>-12.0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9,RosentauEtal2021">
            <text:p>HanssonEtal2019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_calibrated">
            <text:p>radiocarbon_calibrated</text:p>
          </table:table-cell>
          <table:table-cell office:value-type="string" office:value="Blekinge-04">
            <text:p>Blekinge-04</text:p>
          </table:table-cell>
          <table:table-cell office:value-type="float" office:value="56.16">
            <text:p>56.16</text:p>
          </table:table-cell>
          <table:table-cell office:value-type="float" office:value="14.88">
            <text:p>14.88</text:p>
          </table:table-cell>
          <table:table-cell office:value-type="float" office:value="7865.0">
            <text:p>7865.0</text:p>
          </table:table-cell>
          <table:table-cell office:value-type="float" office:value="125.0">
            <text:p>125.0</text:p>
          </table:table-cell>
          <table:table-cell office:value-type="string" office:value="bulk sedimenta">
            <text:p>bulk sediment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.09">
            <text:p>3.09</text:p>
          </table:table-cell>
          <table:table-cell office:value-type="float" office:value="0.447213595499958">
            <text:p>0.447213595499958</text:p>
          </table:table-cell>
          <table:table-cell office:value-type="float" office:value="0.447213595499958">
            <text:p>0.447213595499958</text:p>
          </table:table-cell>
          <table:table-cell office:value-type="string" office:value="YuEtal2005,RosentauEtal2021">
            <text:p>YuEtal2005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2381">
            <text:p>LuS-12381</text:p>
          </table:table-cell>
          <table:table-cell office:value-type="float" office:value="56.12">
            <text:p>56.12</text:p>
          </table:table-cell>
          <table:table-cell office:value-type="float" office:value="14.99">
            <text:p>14.99</text:p>
          </table:table-cell>
          <table:table-cell office:value-type="float" office:value="9445.0">
            <text:p>944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1.6">
            <text:p>-11.6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9,RosentauEtal2021">
            <text:p>HanssonEtal2019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2385">
            <text:p>LuS-12385</text:p>
          </table:table-cell>
          <table:table-cell office:value-type="float" office:value="56.12">
            <text:p>56.12</text:p>
          </table:table-cell>
          <table:table-cell office:value-type="float" office:value="14.99">
            <text:p>14.99</text:p>
          </table:table-cell>
          <table:table-cell office:value-type="float" office:value="9345.0">
            <text:p>934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2.2">
            <text:p>-12.2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9,RosentauEtal2021">
            <text:p>HanssonEtal2019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2392">
            <text:p>LuS-12392</text:p>
          </table:table-cell>
          <table:table-cell office:value-type="float" office:value="56.15">
            <text:p>56.15</text:p>
          </table:table-cell>
          <table:table-cell office:value-type="float" office:value="14.89">
            <text:p>14.89</text:p>
          </table:table-cell>
          <table:table-cell office:value-type="float" office:value="1790.0">
            <text:p>1790.0</text:p>
          </table:table-cell>
          <table:table-cell office:value-type="float" office:value="35.0">
            <text:p>35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8.8">
            <text:p>-8.8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9,RosentauEtal2021">
            <text:p>HanssonEtal2019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2393">
            <text:p>LuS-12393</text:p>
          </table:table-cell>
          <table:table-cell office:value-type="float" office:value="56.15">
            <text:p>56.15</text:p>
          </table:table-cell>
          <table:table-cell office:value-type="float" office:value="14.89">
            <text:p>14.89</text:p>
          </table:table-cell>
          <table:table-cell office:value-type="float" office:value="9325.0">
            <text:p>9325.0</text:p>
          </table:table-cell>
          <table:table-cell office:value-type="float" office:value="50.0">
            <text:p>50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4">
            <text:p>-6.4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Etal2019,RosentauEtal2021">
            <text:p>HanssonEtal2019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2394">
            <text:p>LuS-12394</text:p>
          </table:table-cell>
          <table:table-cell office:value-type="float" office:value="56.15">
            <text:p>56.15</text:p>
          </table:table-cell>
          <table:table-cell office:value-type="float" office:value="14.89">
            <text:p>14.89</text:p>
          </table:table-cell>
          <table:table-cell office:value-type="float" office:value="9320.0">
            <text:p>9320.0</text:p>
          </table:table-cell>
          <table:table-cell office:value-type="float" office:value="50.0">
            <text:p>50.0</text:p>
          </table:table-cell>
          <table:table-cell office:value-type="string" office:value="Mixed terrestrial remains in lacustrine sediment">
            <text:p>Mixed terrestrial remains in lacustrine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6.4">
            <text:p>-6.4</text:p>
          </table:table-cell>
          <table:table-cell office:value-type="float" office:value="0.3014962686336267">
            <text:p>0.3014962686336267</text:p>
          </table:table-cell>
          <table:table-cell office:value-type="float" office:value="0.3014962686336267">
            <text:p>0.3014962686336267</text:p>
          </table:table-cell>
          <table:table-cell office:value-type="string" office:value="HanssonEtal2019,RosentauEtal2021">
            <text:p>HanssonEtal2019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2380">
            <text:p>LuS-12380</text:p>
          </table:table-cell>
          <table:table-cell office:value-type="float" office:value="56.12">
            <text:p>56.12</text:p>
          </table:table-cell>
          <table:table-cell office:value-type="float" office:value="14.99">
            <text:p>14.99</text:p>
          </table:table-cell>
          <table:table-cell office:value-type="float" office:value="9490.0">
            <text:p>9490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1.6">
            <text:p>-11.6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9,RosentauEtal2021">
            <text:p>HanssonEtal2019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2379">
            <text:p>LuS-12379</text:p>
          </table:table-cell>
          <table:table-cell office:value-type="float" office:value="56.12">
            <text:p>56.12</text:p>
          </table:table-cell>
          <table:table-cell office:value-type="float" office:value="14.99">
            <text:p>14.99</text:p>
          </table:table-cell>
          <table:table-cell office:value-type="float" office:value="9570.0">
            <text:p>9570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.4">
            <text:p>-11.4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9,RosentauEtal2021">
            <text:p>HanssonEtal2019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1813">
            <text:p>LuS-11813</text:p>
          </table:table-cell>
          <table:table-cell office:value-type="float" office:value="56.12">
            <text:p>56.12</text:p>
          </table:table-cell>
          <table:table-cell office:value-type="float" office:value="14.98">
            <text:p>14.98</text:p>
          </table:table-cell>
          <table:table-cell office:value-type="float" office:value="9435.0">
            <text:p>943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0.9">
            <text:p>-10.9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1812">
            <text:p>LuS-11812</text:p>
          </table:table-cell>
          <table:table-cell office:value-type="float" office:value="56.12">
            <text:p>56.12</text:p>
          </table:table-cell>
          <table:table-cell office:value-type="float" office:value="14.98">
            <text:p>14.98</text:p>
          </table:table-cell>
          <table:table-cell office:value-type="float" office:value="9245.0">
            <text:p>924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9">
            <text:p>-8.9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2018,RosentauEtal2021">
            <text:p>Hansson2018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A-5006">
            <text:p>LuA-5006</text:p>
          </table:table-cell>
          <table:table-cell office:value-type="float" office:value="56.17">
            <text:p>56.17</text:p>
          </table:table-cell>
          <table:table-cell office:value-type="float" office:value="15.08">
            <text:p>15.08</text:p>
          </table:table-cell>
          <table:table-cell office:value-type="float" office:value="7245.0">
            <text:p>7245.0</text:p>
          </table:table-cell>
          <table:table-cell office:value-type="float" office:value="90.0">
            <text:p>90.0</text:p>
          </table:table-cell>
          <table:table-cell office:value-type="string" office:value="Betula leaves and fruits">
            <text:p>Betula leaves and fruit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6">
            <text:p>4.6</text:p>
          </table:table-cell>
          <table:table-cell office:value-type="float" office:value="0.447213595499958">
            <text:p>0.447213595499958</text:p>
          </table:table-cell>
          <table:table-cell office:value-type="float" office:value="0.447213595499958">
            <text:p>0.447213595499958</text:p>
          </table:table-cell>
          <table:table-cell office:value-type="string" office:value="YuEtal2003,RosentauEtal2021">
            <text:p>YuEtal2003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A-5548">
            <text:p>LuA-5548</text:p>
          </table:table-cell>
          <table:table-cell office:value-type="float" office:value="56.16">
            <text:p>56.16</text:p>
          </table:table-cell>
          <table:table-cell office:value-type="float" office:value="14.88">
            <text:p>14.88</text:p>
          </table:table-cell>
          <table:table-cell office:value-type="float" office:value="2935.0">
            <text:p>2935.0</text:p>
          </table:table-cell>
          <table:table-cell office:value-type="float" office:value="80.0">
            <text:p>8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3.09">
            <text:p>3.09</text:p>
          </table:table-cell>
          <table:table-cell office:value-type="float" office:value="0.447213595499958">
            <text:p>0.447213595499958</text:p>
          </table:table-cell>
          <table:table-cell office:value-type="float" office:value="0.447213595499958">
            <text:p>0.447213595499958</text:p>
          </table:table-cell>
          <table:table-cell office:value-type="string" office:value="YuEtal2005,RosentauEtal2021">
            <text:p>YuEtal2005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187">
            <text:p>Lu-187</text:p>
          </table:table-cell>
          <table:table-cell office:value-type="float" office:value="56.17">
            <text:p>56.17</text:p>
          </table:table-cell>
          <table:table-cell office:value-type="float" office:value="15.08">
            <text:p>15.08</text:p>
          </table:table-cell>
          <table:table-cell office:value-type="float" office:value="4140.0">
            <text:p>4140.0</text:p>
          </table:table-cell>
          <table:table-cell office:value-type="float" office:value="100.0">
            <text:p>100.0</text:p>
          </table:table-cell>
          <table:table-cell office:value-type="string" office:value="terrigenous plant macrofossils">
            <text:p>terrigenous plant macrofossils</text:p>
          </table:table-cell>
          <table:table-cell office:value-type="string" office:value="marine">
            <text:p>marine</text:p>
          </table:table-cell>
          <table:table-cell office:value-type="float" office:value="-133.0">
            <text:p>-133.0</text:p>
          </table:table-cell>
          <table:table-cell office:value-type="float" office:value="54.0">
            <text:p>54.0</text:p>
          </table:table-cell>
          <table:table-cell office:value-type="float" office:value="0.0">
            <text:p/>
          </table:table-cell>
          <table:table-cell office:value-type="float" office:value="4.5">
            <text:p>4.5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Nylander1969,Liljegren1970,RosentauEtal2021">
            <text:p>Berglund1971,Nylander1969,Liljegren1970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S-12384">
            <text:p>LuS-12384</text:p>
          </table:table-cell>
          <table:table-cell office:value-type="float" office:value="56.12">
            <text:p>56.12</text:p>
          </table:table-cell>
          <table:table-cell office:value-type="float" office:value="14.99">
            <text:p>14.99</text:p>
          </table:table-cell>
          <table:table-cell office:value-type="float" office:value="9445.0">
            <text:p>9445.0</text:p>
          </table:table-cell>
          <table:table-cell office:value-type="float" office:value="50.0">
            <text:p>50.0</text:p>
          </table:table-cell>
          <table:table-cell office:value-type="string" office:value="Submerged pine stump">
            <text:p>Submerged pine stump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2.0">
            <text:p>-12.0</text:p>
          </table:table-cell>
          <table:table-cell office:value-type="float" office:value="0.5838664230798">
            <text:p>0.5838664230798</text:p>
          </table:table-cell>
          <table:table-cell office:value-type="float" office:value="0.5838664230798">
            <text:p>0.5838664230798</text:p>
          </table:table-cell>
          <table:table-cell office:value-type="string" office:value="HanssonEtal2019,RosentauEtal2021">
            <text:p>HanssonEtal2019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Lu-325">
            <text:p>Lu-325</text:p>
          </table:table-cell>
          <table:table-cell office:value-type="float" office:value="56.17">
            <text:p>56.17</text:p>
          </table:table-cell>
          <table:table-cell office:value-type="float" office:value="15.02">
            <text:p>15.02</text:p>
          </table:table-cell>
          <table:table-cell office:value-type="float" office:value="6780.0">
            <text:p>6780.0</text:p>
          </table:table-cell>
          <table:table-cell office:value-type="float" office:value="85.0">
            <text:p>85.0</text:p>
          </table:table-cell>
          <table:table-cell office:value-type="string" office:value="terrigenous plant macrofossils">
            <text:p>terrigenous plant macrofossils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7.2">
            <text:p>7.2</text:p>
          </table:table-cell>
          <table:table-cell office:value-type="float" office:value="0.6708203932499369">
            <text:p>0.6708203932499369</text:p>
          </table:table-cell>
          <table:table-cell office:value-type="float" office:value="0.6708203932499369">
            <text:p>0.6708203932499369</text:p>
          </table:table-cell>
          <table:table-cell office:value-type="string" office:value="Berglund1971,RosentauEtal2021">
            <text:p>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St-1331">
            <text:p>St-1331</text:p>
          </table:table-cell>
          <table:table-cell office:value-type="float" office:value="56.17">
            <text:p>56.17</text:p>
          </table:table-cell>
          <table:table-cell office:value-type="float" office:value="15.83">
            <text:p>15.83</text:p>
          </table:table-cell>
          <table:table-cell office:value-type="float" office:value="6950.0">
            <text:p>6950.0</text:p>
          </table:table-cell>
          <table:table-cell office:value-type="float" office:value="90.0">
            <text:p>90.0</text:p>
          </table:table-cell>
          <table:table-cell office:value-type="string" office:value="bulk organic matter">
            <text:p>bulk organic matt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5.2">
            <text:p>5.2</text:p>
          </table:table-cell>
          <table:table-cell office:value-type="float" office:value="0.6403905058634146">
            <text:p>0.6403905058634146</text:p>
          </table:table-cell>
          <table:table-cell office:value-type="float" office:value="0.6403905058634146">
            <text:p>0.6403905058634146</text:p>
          </table:table-cell>
          <table:table-cell office:value-type="string" office:value="Berglund1964,Berglund1971,Nylander1969,Liljegren1970,RosentauEtal2021">
            <text:p>Berglund1964,Berglund1971,Nylander1969,Liljegren1970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St-1332">
            <text:p>St-1332</text:p>
          </table:table-cell>
          <table:table-cell office:value-type="float" office:value="56.17">
            <text:p>56.17</text:p>
          </table:table-cell>
          <table:table-cell office:value-type="float" office:value="15.83">
            <text:p>15.83</text:p>
          </table:table-cell>
          <table:table-cell office:value-type="float" office:value="7105.0">
            <text:p>7105.0</text:p>
          </table:table-cell>
          <table:table-cell office:value-type="float" office:value="90.0">
            <text:p>90.0</text:p>
          </table:table-cell>
          <table:table-cell office:value-type="string" office:value="bulk organic matter">
            <text:p>bulk organic matt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5.2">
            <text:p>5.2</text:p>
          </table:table-cell>
          <table:table-cell office:value-type="float" office:value="0.6403905058634146">
            <text:p>0.6403905058634146</text:p>
          </table:table-cell>
          <table:table-cell office:value-type="float" office:value="0.6403905058634146">
            <text:p>0.6403905058634146</text:p>
          </table:table-cell>
          <table:table-cell office:value-type="string" office:value="Berglund1964,Berglund1971,Nylander1969,Liljegren1970,RosentauEtal2021">
            <text:p>Berglund1964,Berglund1971,Nylander1969,Liljegren1970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St-1406">
            <text:p>St-1406</text:p>
          </table:table-cell>
          <table:table-cell office:value-type="float" office:value="56.06">
            <text:p>56.06</text:p>
          </table:table-cell>
          <table:table-cell office:value-type="float" office:value="15.77">
            <text:p>15.77</text:p>
          </table:table-cell>
          <table:table-cell office:value-type="float" office:value="3545.0">
            <text:p>3545.0</text:p>
          </table:table-cell>
          <table:table-cell office:value-type="float" office:value="65.0">
            <text:p>65.0</text:p>
          </table:table-cell>
          <table:table-cell office:value-type="string" office:value="Bulk organic matter">
            <text:p>Bulk organic matt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0.6708949247087803">
            <text:p>0.6708949247087803</text:p>
          </table:table-cell>
          <table:table-cell office:value-type="float" office:value="0.6708949247087803">
            <text:p>0.6708949247087803</text:p>
          </table:table-cell>
          <table:table-cell office:value-type="string" office:value="Berglund1964,Berglund1971,RosentauEtal2021">
            <text:p>Berglund1964,Berglund1971,RosentauEtal2021</text:p>
          </table:table-cell>
        </table:table-row>
        <table:table-row>
          <table:table-cell office:value-type="string" office:value="Blekinge">
            <text:p>Blekinge</text:p>
          </table:table-cell>
          <table:table-cell office:value-type="string" office:value="radiocarbon">
            <text:p>radiocarbon</text:p>
          </table:table-cell>
          <table:table-cell office:value-type="string" office:value="St-1405">
            <text:p>St-1405</text:p>
          </table:table-cell>
          <table:table-cell office:value-type="float" office:value="56.06">
            <text:p>56.06</text:p>
          </table:table-cell>
          <table:table-cell office:value-type="float" office:value="15.77">
            <text:p>15.77</text:p>
          </table:table-cell>
          <table:table-cell office:value-type="float" office:value="3145.0">
            <text:p>3145.0</text:p>
          </table:table-cell>
          <table:table-cell office:value-type="float" office:value="65.0">
            <text:p>65.0</text:p>
          </table:table-cell>
          <table:table-cell office:value-type="string" office:value="bulk organic matter">
            <text:p>bulk organic matt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4.0">
            <text:p>4.0</text:p>
          </table:table-cell>
          <table:table-cell office:value-type="float" office:value="0.6708949247087803">
            <text:p>0.6708949247087803</text:p>
          </table:table-cell>
          <table:table-cell office:value-type="float" office:value="0.6708949247087803">
            <text:p>0.6708949247087803</text:p>
          </table:table-cell>
          <table:table-cell office:value-type="string" office:value="Berglund1964,Berglund1971,RosentauEtal2021">
            <text:p>Berglund1964,Berglund1971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